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961" officeooo:paragraph-rsid="0000d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5"/>Suraj Jaybhaye</text:p>
      <text:p text:style-name="P1"><text:s text:c="65"/>112003055</text:p>
      <text:p text:style-name="P1"><text:s text:c="66"/>SEM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3:17:40.661571710</meta:creation-date>
    <dc:date>2022-11-01T13:18:42.330394441</dc:date>
    <meta:editing-duration>PT1M2S</meta:editing-duration>
    <meta:editing-cycles>1</meta:editing-cycles>
    <meta:document-statistic meta:table-count="0" meta:image-count="0" meta:object-count="0" meta:page-count="1" meta:paragraph-count="3" meta:word-count="4" meta:character-count="223" meta:non-whitespace-character-count="26"/>
    <meta:generator>LibreOffice/6.4.7.2$Linux_X86_64 LibreOffice_project/40$Build-2</meta:generator>
  </office:meta>
</office:document-meta>
</file>